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22_18-50-23_000.mp4</text:p>
          </table:table-cell>
          <table:table-cell table:style-name="ce26" office:value-type="string">
            <text:p>:VIDEO / @自室 / 記録 / jap.flute / 演奏、play / R=1 / genre=melody,for=~,file-piece-id=2023-05-22_18-50-23_000.mp4,memo=~,session=hour-18,recording-id=~,other=tech:音の強弱。喉を使う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2023-05-22_18-50-23_000.mp4,memo=~,session=hour-18,recording-id=~,other=tech:音の強弱。喉を使う / follow+">
            <text:p>:VIDEO / @自室 / 記録 / jap.flute / 演奏、play / R=1 / genre=melody,for=~,file-piece-id=2023-05-22_18-50-23_000.mp4,memo=~,session=hour-18,recording-id=~,other=tech:音の強弱。喉を使う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5-22_18-51-37_000.mp4</text:p>
          </table:table-cell>
          <table:table-cell table:style-name="ce26" office:value-type="string">
            <text:p>:VIDEO / @自室 / 記録 / jap.flute / 演奏、play / R=2 / genre=melody:other,for=~,file-piece-id=2023-05-22_18-50-23_000.mp4,memo=~,session=hour-18,recording-id=~,other=tech:音の強弱。喉を使う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5-22_20-39-37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5-22_20-39-4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5-23_02-10-4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5-23_07-50-0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5-23_11-57-4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10];CONCATENATE([.C10];&quot; / &quot;;[.E8]))" office:value-type="string" office:string-value=":PHOTO 記録しておきたいもの / 2*2 / location:photo=自宅：１F：居間, location:target=~ / subject=メモ：杉浦さん：ジブラルタ生命 / content=打ち合わせ。お母さん、保険満期。別件を契約。書類記入、した。,other=~">
            <text:p>:PHOTO 記録しておきたいもの / 2*2 / location:photo=自宅：１F：居間, location:target=~ / subject=メモ：杉浦さん：ジブラルタ生命 / content=打ち合わせ。お母さん、保険満期。別件を契約。書類記入、した。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5-23_17-50-34_000.jpg</text:p>
          </table:table-cell>
          <table:table-cell table:style-name="ce26" office:value-type="string">
            <text:p>:PHOTO 記録しておきたいもの / 1*2 / location:photo=自宅：１F：居間, location:target=~ / subject=メモ：杉浦さん：ジブラルタ生命 / content=打ち合わせ。お母さん、保険満期。別件を契約。書類記入、した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しておきたいもの / 1*2 / location:photo=自宅：１F：居間, location:target=~ / subject=メモ：杉浦さん：ジブラルタ生命 / content=打ち合わせ。お母さん、保険満期。別件を契約。書類記入、した。,other=~">
            <text:p>:PHOTO 記録しておきたいもの / 1*2 / location:photo=自宅：１F：居間, location:target=~ / subject=メモ：杉浦さん：ジブラルタ生命 / content=打ち合わせ。お母さん、保険満期。別件を契約。書類記入、した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23_17-50-45_000.jpg</text:p>
          </table:table-cell>
          <table:table-cell table:style-name="ce26" office:value-type="string">
            <text:p>:PHOTO 記録しておきたいもの / 2*2 / location:photo=自宅：１F：居間, location:target=~ / subject=メモ：杉浦さん：ジブラルタ生命 / content=打ち合わせ。お母さん、保険満期。別件を契約。書類記入、した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しておきたいもの / 2*2 / location:photo=自宅：１F：居間, location:target=~ / subject=メモ：杉浦さん：ジブラルタ生命 / content=打ち合わせ。お母さん、保険満期。別件を契約。書類記入、した。,other=~">
            <text:p>:PHOTO 記録しておきたいもの / 2*2 / location:photo=自宅：１F：居間, location:target=~ / subject=メモ：杉浦さん：ジブラルタ生命 / content=打ち合わせ。お母さん、保険満期。別件を契約。書類記入、した。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023/05/23</text:date>, <text:time>19:1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3T19:12:15.45</dc:date>
    <dc:creator>iwabuchi ken</dc:creator>
    <meta:editing-duration>P56DT16H54M52S</meta:editing-duration>
    <meta:editing-cycles>18571</meta:editing-cycles>
    <meta:document-statistic meta:table-count="2" meta:cell-count="919" meta:object-count="0"/>
    <meta:user-defined meta:name="qrichtext">1</meta:user-defined>
  </office:meta>
</office:document-meta>
</file>